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>
      <style:paragraph-properties fo:line-height="200%"/>
      <style:text-properties style:font-name="Times New Roman" officeooo:rsid="0014188f" officeooo:paragraph-rsid="0014188f"/>
    </style:style>
    <style:style style:name="P2" style:family="paragraph" style:parent-style-name="Standard" style:list-style-name="L1">
      <style:paragraph-properties fo:line-height="200%"/>
      <style:text-properties style:font-name="Times New Roman" fo:font-weight="bold" officeooo:rsid="0014188f" officeooo:paragraph-rsid="0014188f" style:font-weight-asian="bold" style:font-weight-complex="bold"/>
    </style:style>
    <style:style style:name="P3" style:family="paragraph" style:parent-style-name="Standard" style:list-style-name="L1">
      <style:paragraph-properties fo:line-height="200%"/>
      <style:text-properties style:font-name="Times New Roman" fo:font-weight="normal" officeooo:rsid="0014188f" officeooo:paragraph-rsid="00159efb" style:font-weight-asian="normal" style:font-weight-complex="normal"/>
    </style:style>
    <style:style style:name="P4" style:family="paragraph" style:parent-style-name="Standard" style:list-style-name="L1">
      <style:paragraph-properties fo:line-height="200%"/>
      <style:text-properties style:font-name="Times New Roman" fo:font-style="normal" fo:font-weight="normal" officeooo:rsid="0014188f" officeooo:paragraph-rsid="00159efb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line-height="200%"/>
      <style:text-properties style:font-name="Times New Roman" fo:font-style="normal" fo:font-weight="normal" officeooo:rsid="00159efb" officeooo:paragraph-rsid="00159efb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line-height="200%"/>
      <style:text-properties style:font-name="Times New Roman" fo:font-weight="bold" officeooo:rsid="00159efb" officeooo:paragraph-rsid="00159efb" style:font-weight-asian="bold" style:font-weight-complex="bold"/>
    </style:style>
    <style:style style:name="P7" style:family="paragraph" style:parent-style-name="Standard">
      <style:paragraph-properties fo:line-height="200%"/>
      <style:text-properties style:font-name="Times New Roman" fo:font-style="normal" fo:font-weight="normal" officeooo:rsid="00159efb" officeooo:paragraph-rsid="00159efb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officeooo:rsid="00159efb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59ef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For answers to 1a and 1b, please see the last PDF page.</text:p>
        </text:list-item>
        <text:list-item>
          <text:p text:style-name="P2">Adding Tiny Floating Point</text:p>
          <text:list>
            <text:list-item>
              <text:p text:style-name="P3">My adding tiny floating point function covers a significant amount of “regular” functionality while breaking under some smaller equivalence classes of subcases. </text:p>
            </text:list-item>
            <text:list-item>
              <text:p text:style-name="P3">Here is everything I have tested to be functional:</text:p>
              <text:list>
                <text:list-item>
                  <text:p text:style-name="P3">TFPs with a) same exponents, 2) positive, 3) normalized, 4) mantissa overflow and adjustment with rounding.</text:p>
                </text:list-item>
                <text:list-item>
                  <text:p text:style-name="P3">TFPs with a 1) different exponents, 2) positive, 3) normalized, 4) mantissa overflow and adjustment with rounding.</text:p>
                </text:list-item>
                <text:list-item>
                  <text:p text:style-name="P3">TFPs with 1) same exponent, 2) positive, 3) denormalized.</text:p>
                </text:list-item>
                <text:list-item>
                  <text:p text:style-name="P3">TFPs with 1) mixed case (normalized and denormalized)</text:p>
                </text:list-item>
                <text:list-item>
                  <text:p text:style-name="P3">TFPs with 1) same exponent, 2) same (negative) sign, 3) normalized</text:p>
                </text:list-item>
                <text:list-item>
                  <text:p text:style-name="P3">TFPs with 1) same exponent, 2) different signs, 3) normalized</text:p>
                </text:list-item>
                <text:list-item>
                  <text:p text:style-name="P3">TFPs with 1) different exponent, 2) different signs, 3) normalized</text:p>
                </text:list-item>
              </text:list>
            </text:list-item>
            <text:list-item>
              <text:p text:style-name="P3">Here is everything I <text:span text:style-name="T1">know </text:span><text:span text:style-name="T2">or</text:span><text:span text:style-name="T3"> </text:span><text:span text:style-name="T1">suspect </text:span><text:span text:style-name="T3">will break this function</text:span></text:p>
              <text:list>
                <text:list-item>
                  <text:p text:style-name="P4">Special cases: <text:span text:style-name="T4">special encoding, NaN, Infinity +/-, etc.</text:span></text:p>
                </text:list-item>
                <text:list-item>
                  <text:p text:style-name="P5">Addition of mixed-sign denormalized numbers (see Case 12 in my test function)</text:p>
                </text:list-item>
                <text:list-item>
                  <text:p text:style-name="P5">Cases where the addition of two TFPs results in an exponent that will be special-encoding/infinity</text:p>
                </text:list-item>
              </text:list>
            </text:list-item>
          </text:list>
        </text:list-item>
        <text:list-item>
          <text:p text:style-name="P6">Multiplying Tiny Floating Point</text:p>
          <text:list>
            <text:list-item>
              <text:p text:style-name="P5">I was unfortunately not able to start this problem. I will continue working over spring break and turn this in for the re-dos assignment!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arson Ferreira</meta:initial-creator>
    <meta:creation-date>2026-03-20T16:24:26.844659301</meta:creation-date>
    <dc:date>2026-03-20T16:38:53.665141389</dc:date>
    <dc:creator>Carson Ferreira</dc:creator>
    <meta:editing-duration>PT4M13S</meta:editing-duration>
    <meta:editing-cycles>1</meta:editing-cycles>
    <meta:document-statistic meta:table-count="0" meta:image-count="0" meta:object-count="0" meta:page-count="1" meta:paragraph-count="17" meta:word-count="219" meta:character-count="1310" meta:non-whitespace-character-count="1124"/>
    <meta:generator>LibreOffice/25.8.5.2$Linux_X86_64 LibreOffice_project/580$Build-2</meta:generator>
  </office:meta>
</office:document-meta>
</file>